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7609" officeooo:paragraph-rsid="00127609"/>
    </style:style>
    <style:style style:name="P2" style:family="paragraph" style:parent-style-name="Standard">
      <style:text-properties officeooo:rsid="00147c8e" officeooo:paragraph-rsid="0015f83b"/>
    </style:style>
    <style:style style:name="P3" style:family="paragraph" style:parent-style-name="Text_20_body">
      <style:text-properties officeooo:rsid="00127609" officeooo:paragraph-rsid="00127609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2"/>
    <style:style style:name="P10" style:family="paragraph" style:parent-style-name="Text_20_body">
      <style:text-properties officeooo:paragraph-rsid="0015f83b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>
      <style:text-properties officeooo:paragraph-rsid="00163712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3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7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>
      <style:text-properties officeooo:paragraph-rsid="00177912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>
      <style:paragraph-properties fo:margin-top="0cm" fo:margin-bottom="0cm" style:contextual-spacing="false"/>
    </style:style>
    <style:style style:name="P46" style:family="paragraph" style:parent-style-name="Text_20_body" style:list-style-name="L19"/>
    <style:style style:name="P47" style:family="paragraph" style:parent-style-name="Text_20_body">
      <style:text-properties officeooo:paragraph-rsid="00186ca9"/>
    </style:style>
    <style:style style:name="P48" style:family="paragraph" style:parent-style-name="Text_20_body">
      <style:text-properties fo:color="#000000" loext:opacity="100%" fo:font-size="15pt" fo:font-weight="bold" officeooo:rsid="00177912" officeooo:paragraph-rsid="00177912" style:font-size-asian="15pt" style:font-weight-asian="bold" style:font-size-complex="15pt" style:font-weight-complex="bold"/>
    </style:style>
    <style:style style:name="P49" style:family="paragraph" style:parent-style-name="Text_20_body" style:list-style-name="L20"/>
    <style:style style:name="P50" style:family="paragraph" style:parent-style-name="Text_20_body" style:list-style-name="L20">
      <style:paragraph-properties fo:margin-top="0cm" fo:margin-bottom="0cm" style:contextual-spacing="false"/>
    </style:style>
    <style:style style:name="P51" style:family="paragraph" style:parent-style-name="Text_20_body" style:list-style-name="L21"/>
    <style:style style:name="P52" style:family="paragraph" style:parent-style-name="Text_20_body" style:list-style-name="L21">
      <style:paragraph-properties fo:margin-top="0cm" fo:margin-bottom="0cm" style:contextual-spacing="false"/>
    </style:style>
    <style:style style:name="P53" style:family="paragraph" style:parent-style-name="Text_20_body">
      <style:text-properties fo:color="#ff0000" loext:opacity="100%" officeooo:paragraph-rsid="00197141"/>
    </style:style>
    <style:style style:name="P54" style:family="paragraph" style:parent-style-name="Text_20_body">
      <style:text-properties fo:color="#000000" loext:opacity="100%" officeooo:paragraph-rsid="00197141"/>
    </style:style>
    <style:style style:name="P55" style:family="paragraph" style:parent-style-name="Text_20_body" style:list-style-name="L22"/>
    <style:style style:name="P56" style:family="paragraph" style:parent-style-name="Text_20_body" style:list-style-name="L22">
      <style:paragraph-properties fo:margin-top="0cm" fo:margin-bottom="0cm" style:contextual-spacing="false"/>
    </style:style>
    <style:style style:name="P57" style:family="paragraph" style:parent-style-name="Text_20_body" style:list-style-name="L23">
      <style:paragraph-properties fo:margin-top="0cm" fo:margin-bottom="0cm" style:contextual-spacing="false"/>
    </style:style>
    <style:style style:name="P58" style:family="paragraph" style:parent-style-name="Text_20_body" style:list-style-name="L23"/>
    <style:style style:name="P59" style:family="paragraph" style:parent-style-name="Text_20_body">
      <style:text-properties fo:color="#ff0000" loext:opacity="100%"/>
    </style:style>
    <style:style style:name="T1" style:family="text">
      <style:text-properties fo:color="#9c009c" loext:opacity="100%" fo:font-size="15pt" fo:font-weight="bold" officeooo:rsid="00197141" style:font-size-asian="15pt" style:font-weight-asian="bold" style:font-size-complex="15pt" style:font-weight-complex="bold"/>
    </style:style>
    <style:style style:name="T2" style:family="text">
      <style:text-properties fo:color="#9c009c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officeooo:rsid="00127609" style:font-weight-asian="bold" style:font-weight-complex="bold"/>
    </style:style>
    <style:style style:name="T5" style:family="text">
      <style:text-properties style:font-name="Liberation Serif" fo:font-size="12pt" fo:font-weight="normal" officeooo:rsid="00147c8e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ff" loext:opacity="100%"/>
    </style:style>
    <style:style style:name="T8" style:family="text">
      <style:text-properties fo:color="#00c462" loext:opacity="100%"/>
    </style:style>
    <style:style style:name="T9" style:family="text">
      <style:text-properties fo:color="#ff0000" loext:opacity="100%"/>
    </style:style>
    <style:style style:name="T10" style:family="text">
      <style:text-properties fo:color="#fe7f00" loext:opacity="100%"/>
    </style:style>
    <style:style style:name="T11" style:family="text">
      <style:text-properties fo:color="#009e4f" loext:opacity="100%"/>
    </style:style>
    <style:style style:name="T12" style:family="text">
      <style:text-properties fo:color="#9c009c" loext:opacity="100%" fo:font-size="15pt" fo:font-weight="bold" officeooo:rsid="00147c8e" style:font-size-asian="15pt" style:font-weight-asian="bold" style:font-size-complex="15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9c009c" loext:opacity="100%" fo:font-size="15pt" fo:font-weight="bold" officeooo:rsid="0015f83b" style:font-size-asian="15pt" style:font-weight-asian="bold" style:font-size-complex="15pt" style:font-weight-complex="bold"/>
    </style:style>
    <style:style style:name="T15" style:family="text">
      <style:text-properties fo:color="#000000" loext:opacity="100%" fo:font-size="12pt" officeooo:rsid="00147c8e" style:font-size-asian="12pt" style:font-size-complex="12pt"/>
    </style:style>
    <style:style style:name="T16" style:family="text">
      <style:text-properties fo:color="#000000" loext:opacity="100%" fo:font-size="15pt" fo:font-weight="bold" officeooo:rsid="00163712" style:font-size-asian="15pt" style:font-weight-asian="bold" style:font-size-complex="15pt" style:font-weight-complex="bold"/>
    </style:style>
    <style:style style:name="T17" style:family="text">
      <style:text-properties fo:color="#000000" loext:opacity="100%" fo:font-size="15pt" fo:font-weight="bold" officeooo:rsid="00147c8e" style:font-size-asian="15pt" style:font-weight-asian="bold" style:font-size-complex="15pt" style:font-weight-complex="bold"/>
    </style:style>
    <style:style style:name="T18" style:family="text">
      <style:text-properties fo:color="#000000" loext:opacity="100%" fo:font-size="15pt" fo:font-weight="bold" officeooo:rsid="00177912" style:font-size-asian="15pt" style:font-weight-asian="bold" style:font-size-complex="15pt" style:font-weight-complex="bold"/>
    </style:style>
    <style:style style:name="T19" style:family="text">
      <style:text-properties fo:color="#000000" loext:opacity="100%" fo:font-size="15pt" officeooo:rsid="00177912" style:font-size-asian="15pt" style:font-size-complex="15pt"/>
    </style:style>
    <style:style style:name="T20" style:family="text">
      <style:text-properties fo:color="#000000" loext:opacity="100%" fo:font-size="15pt" fo:font-weight="normal" officeooo:rsid="00177912" style:font-size-asian="15pt" style:font-weight-asian="normal" style:font-size-complex="15pt" style:font-weight-complex="normal"/>
    </style:style>
    <style:style style:name="T21" style:family="text">
      <style:text-properties fo:color="#80008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21D4 PRATICA </text:p>
      <text:p text:style-name="P1"/>
      <text:p text:style-name="P1">Traccia: </text:p>
      <text:p text:style-name="P1">Esercizio Traccia Rispondere ai seguenti quesiti, con riferimento al file eseguibile: C\Users\user\Desktop\Malware\calcolatriceinnovativa.exe </text:p>
      <text:p text:style-name="P1">● Indicare le librerie importate dal malware, fornendo una descrizione per ognuna di esse tramite AI;</text:p>
      <text:p text:style-name="P1"/>
      <text:p text:style-name="P2"><text:span text:style-name="T1">La</text:span><text:span text:style-name="T2"> librerie:</text:span><text:span text:style-name="T3"> </text:span><text:span text:style-name="Source_20_Text"><text:span text:style-name="T4">KERNEL32.dll</text:span></text:span></text:p>
      <text:p text:style-name="P1"/>
      <text:p text:style-name="P3"><text:span text:style-name="Strong_20_Emphasis"><text:span text:style-name="Source_20_Text">KERNEL32.dll </text:span></text:span><text:span text:style-name="Strong_20_Emphasis"><text:span text:style-name="Source_20_Text"><text:span text:style-name="T5">é</text:span></text:span></text:span><text:span text:style-name="T6"> </text:span>una delle principali Dynamic Link Library (DLL) utilizzate nel sistema operativo Windows, in particolare nelle versioni NT-based (come Windows 2000, XP, Vista, 7, 8, 10 e 11). <text:span text:style-name="Source_20_Text">KERNEL32.dll</text:span>contiene numerose funzioni di sistema fondamentali che sono usate per la gestione di risorse a basso livello, come la memoria, i processi ei thread.</text:p>
      <text:h text:style-name="Heading_20_3" text:outline-level="3">Funzioni principali di<text:span text:style-name="Source_20_Text">KERNEL32.dll</text:span></text:h>
      <text:p text:style-name="Text_20_body">Le funzioni di <text:span text:style-name="Strong_20_Emphasis"><text:span text:style-name="Source_20_Text">KERNEL32.dll</text:span></text:span>gestire diverse aree chiave del sistema operativo Windows, tra cui:</text:p>
      <text:list text:style-name="L1">
        <text:list-item>
          <text:p text:style-name="P4"><text:span text:style-name="Strong_20_Emphasis">Gestione della memoria</text:span> :</text:p>
          <text:list>
            <text:list-item>
              <text:p text:style-name="P5"><text:span text:style-name="Strong_20_Emphasis">Allocazione e deallocazione della memoria</text:span> : Funzioni come <text:span text:style-name="Source_20_Text">VirtualAlloc</text:span>, <text:span text:style-name="Source_20_Text">HeapAlloc</text:span>, <text:span text:style-name="Source_20_Text">HeapFree</text:span>sono usate per allocare e liberare memoria dinamica.</text:p>
            </text:list-item>
          </text:list>
        </text:list-item>
        <text:list-item>
          <text:p text:style-name="P4"><text:span text:style-name="Strong_20_Emphasis">Gestione dei file e delle risorse di input/output</text:span> :</text:p>
          <text:list>
            <text:list-item>
              <text:p text:style-name="P5">Funzioni per leggere e scrivere file, come <text:span text:style-name="Source_20_Text">CreateFile</text:span>, <text:span text:style-name="Source_20_Text">ReadFile</text:span>, <text:span text:style-name="Source_20_Text">WriteFile</text:span>.</text:p>
            </text:list-item>
          </text:list>
        </text:list-item>
        <text:list-item>
          <text:p text:style-name="P4"><text:span text:style-name="Strong_20_Emphasis">Gestione dei processi e thread</text:span> :</text:p>
          <text:list>
            <text:list-item>
              <text:p text:style-name="P5"><text:span text:style-name="Strong_20_Emphasis">Creazione e gestione dei processi</text:span> : Funzioni come , <text:span text:style-name="Source_20_Text">CreateProcess</text:span>gestiscono i processi.<text:span text:style-name="Source_20_Text">TerminateProcessWaitForSingleObject</text:span></text:p>
            </text:list-item>
            <text:list-item>
              <text:p text:style-name="P5"><text:span text:style-name="Strong_20_Emphasis">Gestione dei thread</text:span> : Funzioni come <text:span text:style-name="Source_20_Text">CreateThread</text:span>gestire i thread.</text:p>
            </text:list-item>
          </text:list>
        </text:list-item>
        <text:list-item>
          <text:p text:style-name="P4"><text:span text:style-name="Strong_20_Emphasis">Gestione del tempo e degli eventi</text:span> :</text:p>
          <text:list>
            <text:list-item>
              <text:p text:style-name="P5">Funzioni per impostare il timer o ottenere il tempo corrente: <text:span text:style-name="Source_20_Text">GetTickCount</text:span>, <text:span text:style-name="Source_20_Text">Sleep</text:span>, <text:span text:style-name="Source_20_Text">WaitForMultipleObjects</text:span>.</text:p>
            </text:list-item>
          </text:list>
        </text:list-item>
        <text:list-item>
          <text:p text:style-name="P4"><text:span text:style-name="Strong_20_Emphasis">Gestione delle librerie dinamiche</text:span> :</text:p>
          <text:list>
            <text:list-item>
              <text:p text:style-name="P5">Funzioni come <text:span text:style-name="Source_20_Text">LoadLibrary</text:span>, <text:span text:style-name="Source_20_Text">GetProcAddress</text:span>, <text:span text:style-name="Source_20_Text">FreeLibrary</text:span>consentono di caricare altre DLL e ottenere puntatori alle funzioni.</text:p>
            </text:list-item>
          </text:list>
        </text:list-item>
        <text:list-item>
          <text:p text:style-name="P4"><text:span text:style-name="Strong_20_Emphasis">Gestione dei segnali di errore</text:span> :</text:p>
          <text:list>
            <text:list-item>
              <text:p text:style-name="P4">Funzioni come <text:span text:style-name="Source_20_Text">SetLastError</text:span>, <text:span text:style-name="Source_20_Text">GetLastError</text:span>sono utilizzate per ottenere informazioni sugli errori interni al sistema o generati durante le chiamate di sistema.</text:p>
            </text:list-item>
          </text:list>
        </text:list-item>
      </text:list>
      <text:h text:style-name="Heading_20_3" text:outline-level="3">Importazione del modulo<text:span text:style-name="Source_20_Text">KERNEL32.dll</text:span></text:h>
      <text:p text:style-name="Text_20_body">Durante l'esecuzione di un programma su Windows, il modulo <text:span text:style-name="Strong_20_Emphasis"><text:span text:style-name="Source_20_Text">KERNEL32.dll</text:span></text:span>viene caricato automaticamente in memoria dal sistema, quando un'applicazione invoca una delle sue funzioni. Gli sviluppatori non devono includere manualmente la DLL, poiché essa è già parte del sistema <text:soft-page-break/>operativo Windows. Tuttavia, quando si lavora in ambienti come C o C++, è necessario includere l'intestazione <text:span text:style-name="Strong_20_Emphasis"><text:span text:style-name="Source_20_Text">windows.h</text:span></text:span>per avere accesso a queste funzioni.</text:p>
      <text:p text:style-name="Text_20_body">Esempio di codice in C che utilizza funzioni di <text:span text:style-name="Source_20_Text">KERNEL32.dll</text:span>:</text:p>
      <text:p text:style-name="Preformatted_20_Text">C</text:p>
      <text:p text:style-name="Preformatted_20_Text">Copia codice</text:p>
      <text:p text:style-name="P6"><text:span text:style-name="Source_20_Text">#include &lt;windows.h&gt;</text:span></text:p>
      <text:p text:style-name="P7"/>
      <text:p text:style-name="P7"><text:span text:style-name="Source_20_Text">int main() {</text:span></text:p>
      <text:p text:style-name="P7"><text:span text:style-name="Source_20_Text"><text:s text:c="4"/>// Usa una funzione di KERNEL32.dll per dormire 1000 millisecondi</text:span></text:p>
      <text:p text:style-name="P7"><text:span text:style-name="Source_20_Text"><text:s text:c="4"/>Sleep(1000);</text:span></text:p>
      <text:p text:style-name="P7"/>
      <text:p text:style-name="P7"><text:span text:style-name="Source_20_Text"><text:s text:c="4"/>return 0;</text:span></text:p>
      <text:p text:style-name="P8"><text:span text:style-name="Source_20_Text">}</text:span></text:p>
      <text:p text:style-name="Text_20_body">In questo esempio, la funzione <text:span text:style-name="Strong_20_Emphasis"><text:span text:style-name="Source_20_Text">Sleep</text:span></text:span>è definita in <text:span text:style-name="Strong_20_Emphasis"><text:span text:style-name="Source_20_Text">KERNEL32.dll</text:span></text:span>e sospende l'esecuzione del programma per un secondo.</text:p>
      <text:p text:style-name="Text_20_body">In sintesi, <text:span text:style-name="Strong_20_Emphasis"><text:span text:style-name="Source_20_Text">KERNEL32.dll</text:span></text:span>è un componente essenziale del kernel di Windows che gestisce molte delle operazioni di base del sistema operativo, offrendo funzionalità che spaziano dalla gestione della memoria e dei processi fino all'input/output.</text:p>
      <text:p text:style-name="Text_20_body"/>
      <text:p text:style-name="Text_20_body">Il <text:span text:style-name="Strong_20_Emphasis">KERNEL32.dll</text:span> è una libreria di sistema di Windows che contiene una serie di funzioni fondamentali per la gestione delle risorse a basso livello. Questa libreria è parte integrante del sistema operativo Windows e si occupa di gestire le operazioni di input/output, gestione della memoria, processi, thread e molto altro. È comunemente utilizzata da applicazioni e software per interagire con il sistema operativo attraverso una serie di API (Application Programming Interface).</text:p>
      <text:h text:style-name="Heading_20_3" text:outline-level="3">Concetti chiave di KERNEL32.dll</text:h>
      <text:list text:style-name="L2">
        <text:list-item>
          <text:p text:style-name="P9"><text:span text:style-name="Strong_20_Emphasis">Gestione della memoria</text:span> : KERNEL32.dll gestisce operazioni come l'allocazione e la deallocazione della memoria virtuale, la mappatura dei file in memoria e il caricamento dinamico di librerie tramite funzioni come <text:span text:style-name="Source_20_Text">VirtualAlloc</text:span>, <text:span text:style-name="Source_20_Text">HeapAlloc</text:span>, e <text:span text:style-name="Source_20_Text">LoadLibrary</text:span>.</text:p>
        </text:list-item>
        <text:list-item>
          <text:p text:style-name="P9"><text:span text:style-name="Strong_20_Emphasis">Processi e thread</text:span> : Il modulo fornisce funzioni per creare, terminare e sincronizzare processi e thread, come <text:span text:style-name="Source_20_Text">CreateProcess</text:span>, <text:span text:style-name="Source_20_Text">ExitProcess</text:span>, <text:span text:style-name="Source_20_Text">CreateThread</text:span>e <text:span text:style-name="Source_20_Text">WaitForSingleObject</text:span>.</text:p>
        </text:list-item>
        <text:list-item>
          <text:p text:style-name="P9"><text:span text:style-name="Strong_20_Emphasis">Gestione file e input/output</text:span> : Include funzioni per gestire file, directory e operazioni I/O di basso livello, come <text:span text:style-name="Source_20_Text">CreateFile</text:span>, <text:span text:style-name="Source_20_Text">ReadFile</text:span>, <text:span text:style-name="Source_20_Text">WriteFile</text:span>, <text:span text:style-name="Source_20_Text">SetFilePointer</text:span>, ecc.</text:p>
        </text:list-item>
        <text:list-item>
          <text:p text:style-name="P9"><text:span text:style-name="Strong_20_Emphasis">Gestione del tempo</text:span> : Contiene funzioni per lavorare con orari e timer, come <text:span text:style-name="Source_20_Text">GetSystemTime</text:span>, <text:span text:style-name="Source_20_Text">SetSystemTime</text:span>e <text:span text:style-name="Source_20_Text">Sleep</text:span>.</text:p>
        </text:list-item>
        <text:list-item>
          <text:p text:style-name="P9"><text:span text:style-name="Strong_20_Emphasis">Gestione delle risorse di sistema</text:span> : La DLL permette di accedere a informazioni sul sistema come le risorse hardware, tramite funzioni come <text:span text:style-name="Source_20_Text">GetSystemInfo</text:span>e <text:span text:style-name="Source_20_Text">GlobalMemoryStatus</text:span>.</text:p>
        </text:list-item>
        <text:list-item>
          <text:p text:style-name="P9"><text:soft-page-break/><text:span text:style-name="Strong_20_Emphasis">Manipolazione delle stringhe e conversioni</text:span> : KERNEL32.dll offre funzioni per la manipolazione delle stringhe, come <text:span text:style-name="Source_20_Text">lstrcpy</text:span>, <text:span text:style-name="Source_20_Text">lstrcmp</text:span>e altre conversioni tra formati di stringhe e codificazioni.</text:p>
        </text:list-item>
        <text:list-item>
          <text:p text:style-name="P9"><text:span text:style-name="Strong_20_Emphasis">Sincronizzazione</text:span> : Fornisce meccanismi di sincronizzazione come mutex, eventi e semafori che possono essere utilizzati dai thread per coordinarsi e condividere risorse in sicurezza.</text:p>
        </text:list-item>
      </text:list>
      <text:h text:style-name="Heading_20_3" text:outline-level="3">Esempio di utilizzo di una funzione di KERNEL32.dll</text:h>
      <text:p text:style-name="Text_20_body">Un esempio comune è l'uso della funzione <text:span text:style-name="Source_20_Text">LoadLibrary</text:span>per caricare dinamicamente altre librerie durante il runtime. Un esempio di codice in C++:</text:p>
      <text:p text:style-name="Preformatted_20_Text">cpp</text:p>
      <text:p text:style-name="Preformatted_20_Text">Copia codice</text:p>
      <text:p text:style-name="P6"><text:span text:style-name="Source_20_Text">#</text:span><text:span text:style-name="Source_20_Text"><text:span text:style-name="T7">include</text:span></text:span><text:span text:style-name="Source_20_Text"> </text:span><text:span text:style-name="Source_20_Text"><text:span text:style-name="T8">&lt;windows.h&gt;</text:span></text:span></text:p>
      <text:p text:style-name="P7"/>
      <text:p text:style-name="P7"><text:span text:style-name="Source_20_Text"><text:span text:style-name="T9">int main</text:span></text:span><text:span text:style-name="Source_20_Text">() {</text:span></text:p>
      <text:p text:style-name="P7"><text:span text:style-name="Source_20_Text"><text:s text:c="4"/>HMODULE hModule = </text:span><text:span text:style-name="Source_20_Text"><text:span text:style-name="T10">LoadLibrary(TEXT</text:span></text:span><text:span text:style-name="Source_20_Text">(</text:span><text:span text:style-name="Source_20_Text"><text:span text:style-name="T11">"User32.dll"</text:span></text:span><text:span text:style-name="Source_20_Text">));</text:span></text:p>
      <text:p text:style-name="P7"><text:span text:style-name="Source_20_Text"><text:s text:c="3"/></text:span><text:span text:style-name="Source_20_Text"><text:span text:style-name="T7"><text:s/>if</text:span></text:span><text:span text:style-name="Source_20_Text"> (hModule != </text:span><text:span text:style-name="Source_20_Text"><text:span text:style-name="T7">NULL</text:span></text:span><text:span text:style-name="Source_20_Text">) {</text:span></text:p>
      <text:p text:style-name="P7"><text:span text:style-name="Source_20_Text"><text:s text:c="8"/>// La libreria è stata caricata correttamente</text:span></text:p>
      <text:p text:style-name="P7"><text:span text:style-name="Source_20_Text"><text:s text:c="8"/>FreeLibrary(hModule);</text:span></text:p>
      <text:p text:style-name="P7"><text:span text:style-name="Source_20_Text"><text:s text:c="4"/>}</text:span></text:p>
      <text:p text:style-name="P7"><text:span text:style-name="Source_20_Text"><text:s text:c="4"/></text:span><text:span text:style-name="Source_20_Text"><text:span text:style-name="T7">return</text:span></text:span><text:span text:style-name="Source_20_Text"> </text:span><text:span text:style-name="Source_20_Text"><text:span text:style-name="T9">0</text:span></text:span><text:span text:style-name="Source_20_Text">;</text:span></text:p>
      <text:p text:style-name="P8"><text:span text:style-name="Source_20_Text">}</text:span></text:p>
      <text:p text:style-name="Text_20_body">In questo esempio, la funzione <text:span text:style-name="Source_20_Text">LoadLibrary</text:span>è utilizzata per caricare un'altra libreria, <text:span text:style-name="Source_20_Text">User32.dll</text:span>. Se il caricamento ha successo, viene chiamata la funzione <text:span text:style-name="Source_20_Text">FreeLibrary</text:span>per scaricare la libreria quando non è più necessaria.</text:p>
      <text:p text:style-name="Text_20_body">Il KERNEL32.dll rappresenta una parte fondamentale dell'infrastruttura di Windows, in quanto consente l'accesso diretto e controllato alle risorse critiche del sistema operativo.</text:p>
      <text:p text:style-name="Text_20_body"/>
      <text:p text:style-name="Text_20_body"/>
      <text:p text:style-name="P10"><text:span text:style-name="T1">La </text:span><text:span text:style-name="T12">librerie: </text:span><text:span text:style-name="T13">msvcrt.dll</text:span> </text:p>
      <text:p text:style-name="P10"/>
      <text:p text:style-name="P10">La libreria <text:span text:style-name="Strong_20_Emphasis">msvcrt.dll</text:span> (Microsoft Visual C Runtime) viene utilizzata per gestire numerose operazioni di base richieste dai programmi scritti in C/C++. Se il malware che stai analizzando importa 26 funzioni da questa libreria, queste funzioni potrebbero essere utilizzate per compiere una vasta gamma di attività, dalla gestione della memoria all'input/output, e potrebbero dare indicazioni su come opera il malware. </text:p>
      <text:p text:style-name="P10">Vediamo alcune delle funzioni più comuni importate da <text:span text:style-name="Strong_20_Emphasis">msvcrt.dll</text:span> e le loro caratteristiche, per darti un'idea di cosa potrebbe fare:</text:p>
      <text:h text:style-name="Heading_20_3" text:outline-level="3">1. <text:span text:style-name="Strong_20_Emphasis">Gestione della memoria</text:span> :</text:h>
      <text:list text:style-name="L3">
        <text:list-item>
          <text:p text:style-name="P11"><text:span text:style-name="Strong_20_Emphasis">malloc</text:span> : Alloca una porzione di memoria.</text:p>
        </text:list-item>
        <text:list-item>
          <text:p text:style-name="P11"><text:span text:style-name="Strong_20_Emphasis">free</text:span> : Libera una porzione di memoria precedentemente allocata.</text:p>
        </text:list-item>
        <text:list-item>
          <text:p text:style-name="P12"><text:span text:style-name="Strong_20_Emphasis">realloc</text:span> : Ridimensiona un blocco di memoria precedentemente allocato.</text:p>
        </text:list-item>
      </text:list>
      <text:p text:style-name="Text_20_body"><text:soft-page-break/>Queste funzioni sono utilizzate per gestire la memoria dinamica, una pratica comune in molti programmi, ma utile anche ai malware per gestire buffer temporanei, strutture di dati dinamici, ecc.</text:p>
      <text:h text:style-name="Heading_20_3" text:outline-level="3">2. <text:span text:style-name="Strong_20_Emphasis">Gestione delle stringhe</text:span> :</text:h>
      <text:list text:style-name="L4">
        <text:list-item>
          <text:p text:style-name="P13"><text:span text:style-name="Strong_20_Emphasis">strcpy</text:span> : Copia una stringa da una sorgente a una destinazione.</text:p>
        </text:list-item>
        <text:list-item>
          <text:p text:style-name="P13"><text:span text:style-name="Strong_20_Emphasis">strlen</text:span> : Restituisce la lunghezza di una stringa.</text:p>
        </text:list-item>
        <text:list-item>
          <text:p text:style-name="P13"><text:span text:style-name="Strong_20_Emphasis">strcmp</text:span> : Confronta due stringhe.</text:p>
        </text:list-item>
        <text:list-item>
          <text:p text:style-name="P14"><text:span text:style-name="Strong_20_Emphasis">strcat</text:span> : Concatenazione di stringhe (aggiunge una stringa alla fine di un'altra).</text:p>
        </text:list-item>
      </text:list>
      <text:p text:style-name="Text_20_body">Queste funzioni possono essere utilizzate dal malware per gestire o manipolare dati testuali (ad esempio, URL, percorsi di file, parametri di comando).</text:p>
      <text:h text:style-name="Heading_20_3" text:outline-level="3">3. <text:span text:style-name="Strong_20_Emphasis">Input/Output (I/O) del file</text:span> :</text:h>
      <text:list text:style-name="L5">
        <text:list-item>
          <text:p text:style-name="P15"><text:span text:style-name="Strong_20_Emphasis">fopen</text:span> : apre un file.</text:p>
        </text:list-item>
        <text:list-item>
          <text:p text:style-name="P15"><text:span text:style-name="Strong_20_Emphasis">fclose</text:span> : Chiude un file aperto.</text:p>
        </text:list-item>
        <text:list-item>
          <text:p text:style-name="P15"><text:span text:style-name="Strong_20_Emphasis">fread</text:span> : Legge dati da un file.</text:p>
        </text:list-item>
        <text:list-item>
          <text:p text:style-name="P15"><text:span text:style-name="Strong_20_Emphasis">fwrite</text:span> : Scrive i dati in un file.</text:p>
        </text:list-item>
        <text:list-item>
          <text:p text:style-name="P16"><text:span text:style-name="Strong_20_Emphasis">fseek</text:span> : Imposta la posizione di lettura/scrittura in un file.</text:p>
        </text:list-item>
      </text:list>
      <text:p text:style-name="Text_20_body">Queste funzioni permettono al malware di interagire con il file system, per leggere, scrivere o creare file. Potrebbero essere utilizzati per esfiltrare dati, creare file temporanei o modificare file esistenti.</text:p>
      <text:h text:style-name="Heading_20_3" text:outline-level="3">4. <text:span text:style-name="Strong_20_Emphasis">Funzioni di formattazione e conversione</text:span> :</text:h>
      <text:list text:style-name="L6">
        <text:list-item>
          <text:p text:style-name="P17"><text:span text:style-name="Strong_20_Emphasis">printf</text:span> : Stampa formattata su output standard.</text:p>
        </text:list-item>
        <text:list-item>
          <text:p text:style-name="P17"><text:span text:style-name="Strong_20_Emphasis">sprintf</text:span> : Scrive una stringa formattata in un buffer.</text:p>
        </text:list-item>
        <text:list-item>
          <text:p text:style-name="P17"><text:span text:style-name="Strong_20_Emphasis">atoi</text:span> : Converte una stringa in un intero.</text:p>
        </text:list-item>
        <text:list-item>
          <text:p text:style-name="P18"><text:span text:style-name="Strong_20_Emphasis">atol</text:span> : Converte una stringa in un numero lungo.</text:p>
        </text:list-item>
      </text:list>
      <text:p text:style-name="Text_20_body">Queste funzioni di formattazione e conversione sono utili per gestire l'output e convertire valori tra tipi diversi, un'operazione necessaria sia nei programmi legittimi che nei malware.</text:p>
      <text:h text:style-name="Heading_20_3" text:outline-level="3">5. <text:span text:style-name="Strong_20_Emphasis">Funzioni di gestione del tempo</text:span> :</text:h>
      <text:list text:style-name="L7">
        <text:list-item>
          <text:p text:style-name="P19"><text:span text:style-name="Strong_20_Emphasis">time</text:span> : Restituisce l'orario corrente.</text:p>
        </text:list-item>
        <text:list-item>
          <text:p text:style-name="P19"><text:span text:style-name="Strong_20_Emphasis">ctime</text:span> : Converte il tempo in una stringa leggibile (es. "Thu Oct 17 10:03:12 2024").</text:p>
        </text:list-item>
        <text:list-item>
          <text:p text:style-name="P20"><text:span text:style-name="Strong_20_Emphasis">gmtime</text:span> : converte il tempo in formato UTC.</text:p>
        </text:list-item>
      </text:list>
      <text:p text:style-name="Text_20_body">Queste funzioni potrebbero essere utilizzate dal malware per tracciare il tempo di esecuzione o gestire temporizzazioni di alcune azioni.</text:p>
      <text:h text:style-name="Heading_20_3" text:outline-level="3">6. <text:span text:style-name="Strong_20_Emphasis">Altre funzioni comuni</text:span> :</text:h>
      <text:list text:style-name="L8">
        <text:list-item>
          <text:p text:style-name="P21"><text:span text:style-name="Strong_20_Emphasis">exit</text:span> : Termina l'esecuzione del programma.</text:p>
        </text:list-item>
        <text:list-item>
          <text:p text:style-name="P21"><text:span text:style-name="Strong_20_Emphasis">abort</text:span> : Termina l'esecuzione in modo anomalo.</text:p>
        </text:list-item>
        <text:list-item>
          <text:p text:style-name="P22"><text:span text:style-name="Strong_20_Emphasis">system</text:span> : Esegui un comando di sistema (ad esempio, avvia una shell).</text:p>
        </text:list-item>
      </text:list>
      <text:p text:style-name="Text_20_body">Queste funzioni possono essere usate per controllare il ciclo di vita del malware, o addirittura eseguire comandi di sistema, offrendo la possibilità di compiere azioni al di fuori del codice del malware stesso.</text:p>
      <text:h text:style-name="Heading_20_3" text:outline-level="3"><text:soft-page-break/>Analisi del contesto di utilizzo:</text:h>
      <text:p text:style-name="Text_20_body">L'importazione di 26 funzioni dalla libreria <text:span text:style-name="Strong_20_Emphasis">msvcrt.dll</text:span> suggerisce che il malware si affida a diverse operazioni standard, come:</text:p>
      <text:list text:style-name="L9">
        <text:list-item>
          <text:p text:style-name="P23"><text:span text:style-name="Strong_20_Emphasis">Gestione della memoria</text:span> : per creare e manipolare dati in modo dinamico.</text:p>
        </text:list-item>
        <text:list-item>
          <text:p text:style-name="P23"><text:span text:style-name="Strong_20_Emphasis">Gestione delle stringhe</text:span> : per trattare input, comandi o URL.</text:p>
        </text:list-item>
        <text:list-item>
          <text:p text:style-name="P23"><text:span text:style-name="Strong_20_Emphasis">Operazioni su file</text:span> : per interagire con file locali, potenzialmente per scrivere log, scaricare dati, eseguire file dropper, ecc.</text:p>
        </text:list-item>
        <text:list-item>
          <text:p text:style-name="P23"><text:span text:style-name="Strong_20_Emphasis">Gestione del tempo</text:span> : utile per introdurre ritardi, attendere momenti specifici per eseguire azioni (come attacchi a tempo).</text:p>
        </text:list-item>
        <text:list-item>
          <text:p text:style-name="P24"><text:span text:style-name="Strong_20_Emphasis">Uscita e comandi di sistema</text:span> : per interrompere il malware o eseguire comandi nel sistema operativo.</text:p>
        </text:list-item>
      </text:list>
      <text:h text:style-name="Heading_20_3" text:outline-level="3">Considerazioni sull'uso da parte del malware</text:h>
      <text:p text:style-name="Text_20_body">Sebbene queste funzioni siano comuni in qualsiasi software, nel contesto di un malware possono essere utilizzate per:</text:p>
      <text:list text:style-name="L10">
        <text:list-item>
          <text:p text:style-name="P25"><text:span text:style-name="Strong_20_Emphasis">Manipolazione e offuscamento</text:span> : Ad esempio, l'uso di funzioni di gestione di stringhe per manipolare o decodificare URL o comandi prima di inviarli.</text:p>
        </text:list-item>
        <text:list-item>
          <text:p text:style-name="P25"><text:span text:style-name="Strong_20_Emphasis">Evasione</text:span> : Funzioni come <text:span text:style-name="Source_20_Text">time </text:span>o <text:span text:style-name="Source_20_Text">sleep </text:span>possono essere utilizzate per ritardare l'operazione del malware o sincronizzare l'attacco in momenti specifici.</text:p>
        </text:list-item>
        <text:list-item>
          <text:p text:style-name="P26"><text:span text:style-name="Strong_20_Emphasis">Persistenza</text:span> : L'uso di funzioni di input/output di file può servire per scrivere file di configurazione o persistere nel sistema.</text:p>
        </text:list-item>
      </text:list>
      <text:p text:style-name="Text_20_body">Se conosci le funzioni specifiche che il malware importa, posso analizzarle più nel dettaglio. Ma in generale, queste funzioni puntano a un malware che sfrutta strumenti comuni per eseguire azioni tipiche, come l'interazione con file e dati.</text:p>
      <text:p text:style-name="P10"/>
      <text:p text:style-name="P27"><text:span text:style-name="T1">La</text:span><text:span text:style-name="T14"> </text:span><text:span text:style-name="T12">librerie: </text:span><text:span text:style-name="Strong_20_Emphasis"><text:span text:style-name="T15">ADVAPI32.dll</text:span></text:span><text:span text:style-name="T16"> </text:span></text:p>
      <text:p text:style-name="P10"/>
      <text:p text:style-name="P10">Se durante l' <text:span text:style-name="Strong_20_Emphasis">analisi di un malware</text:span> hai trovato un riferimento a <text:span text:style-name="Strong_20_Emphasis">ADVAPI32.dll</text:span> , è importante capire che questa DLL è una libreria di sistema di Windows legittima, ampiamente utilizzata sia da software benigno che da codice malevolo. La sua <text:span text:style-name="Strong_20_Emphasis">caratteristica principale</text:span> è fornire funzionalità avanzate di <text:span text:style-name="Strong_20_Emphasis">gestione della sicurezza e dell'amministrazione del sistema operativo Windows</text:span> .</text:p>
      <text:h text:style-name="Heading_20_3" text:outline-level="3">Scopi principali e caratteristiche di ADVAPI32.dll</text:h>
      <text:list text:style-name="L11">
        <text:list-item>
          <text:p text:style-name="P28"><text:span text:style-name="Strong_20_Emphasis">Gestione dei servizi di sistema</text:span> :</text:p>
          <text:list>
            <text:list-item>
              <text:p text:style-name="P29"><text:span text:style-name="Strong_20_Emphasis">ADVAPI32.dll</text:span> permette di gestire i servizi di Windows (start, stop, configurazione). I <text:span text:style-name="Strong_20_Emphasis">malware</text:span> possono sfruttare queste API per installare nuovi servizi che si eseguono all'avvio, garantendo <text:span text:style-name="Strong_20_Emphasis">la persistenza</text:span> al codice malevolo nel sistema.</text:p>
            </text:list-item>
          </text:list>
        </text:list-item>
        <text:list-item>
          <text:p text:style-name="P28"><text:span text:style-name="Strong_20_Emphasis">Token di sicurezza e gestione dei privilegi</text:span> :</text:p>
          <text:list>
            <text:list-item>
              <text:p text:style-name="P29">Questa DLL gestisce le API legate ai <text:span text:style-name="Strong_20_Emphasis">token di sicurezza</text:span> , utilizzate per autenticare e autorizzare utenti e processi. I malware possono usare queste API per ottenere <text:soft-page-break/><text:span text:style-name="Strong_20_Emphasis">l'escalation dei privilegi</text:span> , cioè aumentare il proprio livello di accesso, per eseguire azioni a livello di amministratore.</text:p>
            </text:list-item>
          </text:list>
        </text:list-item>
        <text:list-item>
          <text:p text:style-name="P28"><text:span text:style-name="Strong_20_Emphasis">Registro di sistema (Registro di Windows)</text:span> :</text:p>
          <text:list>
            <text:list-item>
              <text:p text:style-name="P29"><text:span text:style-name="Strong_20_Emphasis">ADVAPI32.dll</text:span> fornisce l'accesso per leggere, scrivere e modificare il <text:span text:style-name="Strong_20_Emphasis">registro di sistema</text:span> di Windows. Un malware potrebbe usarla per modificare le chiavi di registro critiche e garantire che il codice malevolo si avvii automaticamente ad ogni riavvio del sistema.</text:p>
            </text:list-item>
          </text:list>
        </text:list-item>
        <text:list-item>
          <text:p text:style-name="P28"><text:span text:style-name="Strong_20_Emphasis">Crittografia e decrittografia</text:span> :</text:p>
          <text:list>
            <text:list-item>
              <text:p text:style-name="P29">La DLL include funzioni per la <text:span text:style-name="Strong_20_Emphasis">crittografia</text:span> e <text:span text:style-name="Strong_20_Emphasis">decrittografia</text:span> di dati tramite il supporto delle funzioni <text:span text:style-name="Strong_20_Emphasis">CryptoAPI</text:span> . Un malware potrebbe usare queste API per <text:span text:style-name="Strong_20_Emphasis">crittografare file</text:span> (come avviene nei ransomware) o per cifrare le proprie comunicazioni con un server di comando e controllo (C2).</text:p>
            </text:list-item>
          </text:list>
        </text:list-item>
        <text:list-item>
          <text:p text:style-name="P28"><text:span text:style-name="Strong_20_Emphasis">Gestione dell'account utente</text:span> :</text:p>
          <text:list>
            <text:list-item>
              <text:p text:style-name="P28">Le API di <text:span text:style-name="Strong_20_Emphasis">ADVAPI32.dll</text:span> permettono di manipolare le <text:span text:style-name="Strong_20_Emphasis">impostazioni degli utenti</text:span> , tra cui la creazione o la modifica di account. I malware possono usare queste funzioni per <text:span text:style-name="Strong_20_Emphasis">creare account malevoli</text:span> con permessi elevati, ottenendo controllo persistente sul sistema.</text:p>
            </text:list-item>
          </text:list>
        </text:list-item>
      </text:list>
      <text:h text:style-name="Heading_20_3" text:outline-level="3">Caratteristiche comuni sfruttate dai malware</text:h>
      <text:p text:style-name="Text_20_body">Se un malware sta utilizzando <text:span text:style-name="Strong_20_Emphasis">ADVAPI32.dll</text:span> , potrebbe essere possibile eseguire una delle seguenti operazioni:</text:p>
      <text:list text:style-name="L12">
        <text:list-item>
          <text:p text:style-name="P30"><text:span text:style-name="Strong_20_Emphasis">Persistenza</text:span> : creazione di nuovi servizi o modifica del registro per garantire che il malware si avvii automaticamente con il sistema.</text:p>
        </text:list-item>
        <text:list-item>
          <text:p text:style-name="P30"><text:span text:style-name="Strong_20_Emphasis">Escalation dei privilegi</text:span> : modifiche ai token di sicurezza o privilegi per ottenere accesso amministrativo o superare restrizioni di sicurezza.</text:p>
        </text:list-item>
        <text:list-item>
          <text:p text:style-name="P30"><text:span text:style-name="Strong_20_Emphasis">Offuscamento</text:span> : crittografia dei propri file o comunicazioni per nascondere le attività malevole.</text:p>
        </text:list-item>
        <text:list-item>
          <text:p text:style-name="P31"><text:span text:style-name="Strong_20_Emphasis">Modifica dei permessi</text:span> : alterare i permessi di file e processi per nascondere le proprie tracce o impedirne la rimozione.</text:p>
        </text:list-item>
      </text:list>
      <text:h text:style-name="Heading_20_3" text:outline-level="3">Conclusione</text:h>
      <text:p text:style-name="Text_20_body">Se trovi un riferimento a <text:span text:style-name="Strong_20_Emphasis">ADVAPI32.dll</text:span> durante l'analisi di un malware, il malware probabilmente sta tentando di <text:span text:style-name="Strong_20_Emphasis">modificare funzioni di sistema critiche</text:span> legate alla sicurezza, ai privilegi utente o alla crittografia, sfruttando una DLL che è essenziale per il funzionamento di Windows.</text:p>
      <text:p text:style-name="Text_20_body"/>
      <text:p text:style-name="P10">La libreria <text:span text:style-name="Strong_20_Emphasis">ADVAPI32.dll</text:span> è una componente nativa di Windows che fornisce una serie di <text:span text:style-name="Strong_20_Emphasis">funzionalità di sistema avanzato</text:span> , principalmente legata alla sicurezza e all'amministrazione. Quando trovi ADVAPI32.dll durante l'analisi di un malware, significa che il malware sta probabilmente sfruttando alcune delle sue funzionalità per eseguire operazioni sensibili o malevoli sul sistema.</text:p>
      <text:p text:style-name="Text_20_body">Ecco le caratteristiche principali di <text:span text:style-name="Strong_20_Emphasis">ADVAPI32.dll</text:span> e come possono essere utilizzate da un malware:</text:p>
      <text:h text:style-name="Heading_20_3" text:outline-level="3"><text:soft-page-break/>1. <text:span text:style-name="Strong_20_Emphasis">Gestione dei permessi e della sicurezza</text:span></text:h>
      <text:list text:style-name="L13">
        <text:list-item>
          <text:p text:style-name="P32">ADVAPI32.dll fornisce API per <text:span text:style-name="Strong_20_Emphasis">creare e gestire token di sicurezza</text:span> , che vengono utilizzati per determinare i privilegi di un processo o utente.</text:p>
        </text:list-item>
        <text:list-item>
          <text:p text:style-name="P32"><text:span text:style-name="Strong_20_Emphasis">Escalation dei privilegi</text:span> : un malware potrebbe usare queste API per ottenere accesso amministrativo o privilegi più elevati sul sistema.</text:p>
        </text:list-item>
        <text:list-item>
          <text:p text:style-name="P33"><text:span text:style-name="Strong_20_Emphasis">Modifica delle ACL</text:span> (Access Control List): i malware possono alterare i permessi per risorse specifiche (file, cartelle, processi) al fine di limitare l'accesso o rendere più difficile la loro individuazione.</text:p>
        </text:list-item>
      </text:list>
      <text:h text:style-name="Heading_20_3" text:outline-level="3">2. <text:span text:style-name="Strong_20_Emphasis">Crittografia</text:span></text:h>
      <text:list text:style-name="L14">
        <text:list-item>
          <text:p text:style-name="P34">La libreria include il <text:span text:style-name="Strong_20_Emphasis">CryptoAPI</text:span> , un insieme di API utilizzate per la <text:span text:style-name="Strong_20_Emphasis">crittografia e decrittografia</text:span> dei dati, compresi algoritmi come AES, RSA e SHA.</text:p>
        </text:list-item>
        <text:list-item>
          <text:p text:style-name="P34"><text:span text:style-name="Strong_20_Emphasis">Ransomware</text:span> : un malware potrebbe utilizzare le funzioni di crittografia di ADVAPI32.dll per cifrare i file della vittima, richiedendo poi un riscatto per decriptarli.</text:p>
        </text:list-item>
        <text:list-item>
          <text:p text:style-name="P35">Un malware può anche usare queste funzioni per <text:span text:style-name="Strong_20_Emphasis">offuscare la comunicazione</text:span> con il suo server di comando e controllo (C2).</text:p>
        </text:list-item>
      </text:list>
      <text:h text:style-name="Heading_20_3" text:outline-level="3">3. <text:span text:style-name="Strong_20_Emphasis">Gestione del registro di sistema</text:span></text:h>
      <text:list text:style-name="L15">
        <text:list-item>
          <text:p text:style-name="P36">Con ADVAPI32.dll, i malware possono leggere e modificare il <text:span text:style-name="Strong_20_Emphasis">registro di sistema di Windows</text:span> , dove risiedono importanti informazioni di configurazione.</text:p>
        </text:list-item>
        <text:list-item>
          <text:p text:style-name="P36"><text:span text:style-name="Strong_20_Emphasis">Persistenza</text:span> : modificando le chiavi di registrazione specifiche, un malware può garantire che venga eseguito automaticamente all'avvio del sistema.</text:p>
        </text:list-item>
        <text:list-item>
          <text:p text:style-name="P37"><text:span text:style-name="Strong_20_Emphasis">Modifica delle impostazioni di sicurezza</text:span> : potrebbe alterare le chiavi legate alla sicurezza per rendere il sistema più vulnerabile.</text:p>
        </text:list-item>
      </text:list>
      <text:h text:style-name="Heading_20_3" text:outline-level="3">4. <text:span text:style-name="Strong_20_Emphasis">Servizi di Windows</text:span></text:h>
      <text:list text:style-name="L16">
        <text:list-item>
          <text:p text:style-name="P38">La libreria consente la gestione dei <text:span text:style-name="Strong_20_Emphasis">servizi di Windows</text:span> , inclusa la possibilità di <text:span text:style-name="Strong_20_Emphasis">creare, avviare, fermare o eliminare i servizi</text:span> .</text:p>
        </text:list-item>
        <text:list-item>
          <text:p text:style-name="P39"><text:span text:style-name="Strong_20_Emphasis">Persistenza tramite servizi malevoli</text:span> : il malware può registrare se stesso come un servizio di sistema, assicurandosi che venga eseguito ogni volta che il sistema si avvia.</text:p>
        </text:list-item>
      </text:list>
      <text:h text:style-name="Heading_20_3" text:outline-level="3">5. <text:span text:style-name="Strong_20_Emphasis">Gestione degli account e autenticazione</text:span></text:h>
      <text:list text:style-name="L17">
        <text:list-item>
          <text:p text:style-name="P40">Le funzioni di ADVAPI32.dll consentono la gestione degli <text:span text:style-name="Strong_20_Emphasis">account utente</text:span> e la loro autenticazione.</text:p>
        </text:list-item>
        <text:list-item>
          <text:p text:style-name="P41">Un malware può <text:span text:style-name="Strong_20_Emphasis">creare nuovi account utente</text:span> con privilegi elevati, permettendo al cybercriminale di avere accesso persistente al sistema.</text:p>
        </text:list-item>
      </text:list>
      <text:h text:style-name="Heading_20_3" text:outline-level="3">In sintesi</text:h>
      <text:p text:style-name="Text_20_body">Trovare <text:span text:style-name="Strong_20_Emphasis">ADVAPI32.dll</text:span> in un'analisi di malware indica che il malware sta utilizzando funzioni avanzate di sicurezza, gestione dei permessi, criptografia o registro di sistema per compromettere il computer. Questa libreria fornisce strumenti potenti per interagire con funzioni critiche del sistema, ei malware spesso la sfruttano per operazioni come l' <text:span text:style-name="Strong_20_Emphasis">escalation dei privilegi</text:span> , la <text:span text:style-name="Strong_20_Emphasis">persistenza</text:span> , la <text:span text:style-name="Strong_20_Emphasis">cifratura dei dati</text:span> (ransomware) e la <text:span text:style-name="Strong_20_Emphasis">modifica delle impostazioni di sicurezza</text:span> .</text:p>
      <text:p text:style-name="P42"><text:soft-page-break/><text:span text:style-name="T1">La</text:span><text:span text:style-name="T14"> </text:span><text:span text:style-name="T12">librerie :</text:span><text:span text:style-name="T17"> </text:span><text:span text:style-name="T18">KERNEL32.dll</text:span></text:p>
      <text:p text:style-name="P42"><text:span text:style-name="T18"/></text:p>
      <text:p text:style-name="P42"><text:span text:style-name="Strong_20_Emphasis"><text:span text:style-name="T19">KERNEL32.dll</text:span></text:span><text:span text:style-name="T18"> è una delle librerie di sistema fondamentali di Windows che contiene molte delle funzioni principali necessarie per gestire le risorse del sistema operativo, come la memoria, i processi, i thread e l'I/O. Quando un malware fa uso di </text:span><text:span text:style-name="Strong_20_Emphasis"><text:span text:style-name="T19">KERNEL32.dll</text:span></text:span><text:span text:style-name="T18"> , significa che sta accedendo a funzioni di basso livello del sistema, spesso per controllare o manipolare aspetti critici dell'esecuzione dei processi, della memoria o delle comunicazioni.</text:span></text:p>
      <text:h text:style-name="Heading_20_3" text:outline-level="3">Caratteristiche principali di <text:span text:style-name="Strong_20_Emphasis">KERNEL32.dll</text:span> :</text:h>
      <text:list text:style-name="L18">
        <text:list-item>
          <text:p text:style-name="P43"><text:span text:style-name="Strong_20_Emphasis">Gestione della memoria</text:span></text:p>
          <text:list>
            <text:list-item>
              <text:p text:style-name="P44">Include API per l'allocazione, la deallocazione e la gestione della memoria (come <text:span text:style-name="Strong_20_Emphasis">VirtualAlloc</text:span> , <text:span text:style-name="Strong_20_Emphasis">GlobalAlloc</text:span> , <text:span text:style-name="Strong_20_Emphasis">HeapCreate</text:span> , e <text:span text:style-name="Strong_20_Emphasis">HeapAlloc</text:span> ).</text:p>
            </text:list-item>
            <text:list-item>
              <text:p text:style-name="P44">Un malware può usare queste API per <text:span text:style-name="Strong_20_Emphasis">allocare memoria</text:span> per codice malevolo, gestire buffer, o eseguire attacchi di tipo <text:span text:style-name="Strong_20_Emphasis">buffer overflow</text:span> .</text:p>
            </text:list-item>
          </text:list>
        </text:list-item>
        <text:list-item>
          <text:p text:style-name="P43"><text:span text:style-name="Strong_20_Emphasis">Gestione dei processi e dei thread</text:span></text:p>
          <text:list>
            <text:list-item>
              <text:p text:style-name="P44">Fornisce funzioni per creare, terminare e gestire <text:span text:style-name="Strong_20_Emphasis">processi</text:span> e <text:span text:style-name="Strong_20_Emphasis">thread</text:span> nel sistema (ad esempio <text:span text:style-name="Strong_20_Emphasis">CreateProcess</text:span> , <text:span text:style-name="Strong_20_Emphasis">ExitProcess</text:span> , <text:span text:style-name="Strong_20_Emphasis">CreateThread</text:span> ).</text:p>
            </text:list-item>
            <text:list-item>
              <text:p text:style-name="P44">I malware possono utilizzare queste API per <text:span text:style-name="Strong_20_Emphasis">creare processi o thread separati</text:span> in cui eseguire il codice malevolo, permettendo loro di <text:span text:style-name="Strong_20_Emphasis">mimetizzarsi</text:span> come processi legittimi o <text:span text:style-name="Strong_20_Emphasis">iniettare codice</text:span> in processi esistenti.</text:p>
            </text:list-item>
          </text:list>
        </text:list-item>
        <text:list-item>
          <text:p text:style-name="P43"><text:span text:style-name="Strong_20_Emphasis">Gestione delle maniglie</text:span></text:p>
          <text:list>
            <text:list-item>
              <text:p text:style-name="P44">KERNEL32.dll permette di gestire <text:span text:style-name="Strong_20_Emphasis">vari</text:span> oggetti di sistema come file, processi e risorse (ad esempio <text:span text:style-name="Strong_20_Emphasis">OpenProcess</text:span> , <text:span text:style-name="Strong_20_Emphasis">CloseHandle</text:span> , <text:span text:style-name="Strong_20_Emphasis">DuplicateHandle</text:span> ).</text:p>
            </text:list-item>
            <text:list-item>
              <text:p text:style-name="P44">I malware uso spesso queste funzioni per ottenere l'accesso a risorse di sistema sensibili o per <text:span text:style-name="Strong_20_Emphasis">iniettare codice</text:span> in altri processi già in esecuzione.</text:p>
            </text:list-item>
          </text:list>
        </text:list-item>
        <text:list-item>
          <text:p text:style-name="P43"><text:span text:style-name="Strong_20_Emphasis">Operazioni di I/O (Input/Output)</text:span></text:p>
          <text:list>
            <text:list-item>
              <text:p text:style-name="P44">Supporta funzioni per gestire operazioni di I/O, inclusa la lettura e scrittura di file, dispositivi o comunicazioni via porta seriale o parallela (ad esempio <text:span text:style-name="Strong_20_Emphasis">ReadFile</text:span> , <text:span text:style-name="Strong_20_Emphasis">WriteFile</text:span> , <text:span text:style-name="Strong_20_Emphasis">CreateFile</text:span> ).</text:p>
            </text:list-item>
            <text:list-item>
              <text:p text:style-name="P44">Un malware potrebbe sfruttare queste API per <text:span text:style-name="Strong_20_Emphasis">leggere o scrivere file malevoli</text:span> , modificare file di sistema o <text:span text:style-name="Strong_20_Emphasis">trasmettere dati</text:span> a server di comando e controllo.</text:p>
            </text:list-item>
          </text:list>
        </text:list-item>
        <text:list-item>
          <text:p text:style-name="P43"><text:span text:style-name="Strong_20_Emphasis">Gestione del tempo e del timer</text:span></text:p>
          <text:list>
            <text:list-item>
              <text:p text:style-name="P44">Contiene funzioni per gestire il tempo e ritardi (come <text:span text:style-name="Strong_20_Emphasis">GetTickCount</text:span> , <text:span text:style-name="Strong_20_Emphasis">Sleep</text:span> , <text:span text:style-name="Strong_20_Emphasis">SetWaitableTimer</text:span> ).</text:p>
            </text:list-item>
            <text:list-item>
              <text:p text:style-name="P44">I malware usano queste API per <text:span text:style-name="Strong_20_Emphasis">sincronizzare azioni malevoli</text:span> , <text:span text:style-name="Strong_20_Emphasis">ritardare l'esecuzione</text:span> di payload o evitare rilevamenti basati sul tempo.</text:p>
            </text:list-item>
          </text:list>
        </text:list-item>
        <text:list-item>
          <text:p text:style-name="P43"><text:span text:style-name="Strong_20_Emphasis">Operazioni di sincronizzazione</text:span></text:p>
          <text:list>
            <text:list-item>
              <text:p text:style-name="P44"><text:soft-page-break/>KERNEL32.dll fornisce funzionalità per la <text:span text:style-name="Strong_20_Emphasis">sincronizzazione dei thread</text:span> e delle risorse di sistema, tramite meccanismi come <text:span text:style-name="Strong_20_Emphasis">mutex</text:span> , <text:span text:style-name="Strong_20_Emphasis">semafori</text:span> , ed <text:span text:style-name="Strong_20_Emphasis">eventi</text:span> (ad esempio <text:span text:style-name="Strong_20_Emphasis">CreateMutex</text:span> , <text:span text:style-name="Strong_20_Emphasis">WaitForSingleObject</text:span> ).</text:p>
            </text:list-item>
            <text:list-item>
              <text:p text:style-name="P44">I malware possono usare questi meccanismi per <text:span text:style-name="Strong_20_Emphasis">sincronizzare</text:span> i loro processi e garantire che solo un'istanza del malware sia in esecuzione in un dato momento.</text:p>
            </text:list-item>
          </text:list>
        </text:list-item>
        <text:list-item>
          <text:p text:style-name="P43"><text:span text:style-name="Strong_20_Emphasis">Accedere alle informazioni del sistema</text:span></text:p>
          <text:list>
            <text:list-item>
              <text:p text:style-name="P44">Fornisce API che consentono di accedere alle informazioni di sistema come la versione di Windows, l'architettura del processore, e altro (ad esempio <text:span text:style-name="Strong_20_Emphasis">GetVersion</text:span> , <text:span text:style-name="Strong_20_Emphasis">GetSystemInfo</text:span> ).</text:p>
            </text:list-item>
            <text:list-item>
              <text:p text:style-name="P43">Queste API possono essere utilizzate dal malware per <text:span text:style-name="Strong_20_Emphasis">raccogliere informazioni</text:span> sull'ambiente in cui si trova e adattare il comportamento del codice malevolo di conseguenza (ad esempio per evitare virtual machine o sandbox).</text:p>
            </text:list-item>
          </text:list>
        </text:list-item>
      </text:list>
      <text:h text:style-name="Heading_20_3" text:outline-level="3">Utilizzo della parte del malware:</text:h>
      <text:list text:style-name="L19">
        <text:list-item>
          <text:p text:style-name="P45"><text:span text:style-name="Strong_20_Emphasis">Evasione dei controlli di sicurezza</text:span> : i malware utilizzano le funzioni di KERNEL32.dll per <text:span text:style-name="Strong_20_Emphasis">eseguire codice malevolo</text:span> in un contesto che appare legittima, come iniettando codice in processi esistenti ondosi maschera come servizi di sistema.</text:p>
        </text:list-item>
        <text:list-item>
          <text:p text:style-name="P45"><text:span text:style-name="Strong_20_Emphasis">Persistenza</text:span> : le API di gestione dei processi e della memoria possono essere utilizzate per <text:span text:style-name="Strong_20_Emphasis">creare processi nascosti</text:span> o <text:span text:style-name="Strong_20_Emphasis">thread</text:span> che eseguono costantemente codice malevolo senza essere rilevati.</text:p>
        </text:list-item>
        <text:list-item>
          <text:p text:style-name="P46"><text:span text:style-name="Strong_20_Emphasis">Manipolazione della memoria e dei processi</text:span> : sfruttando le funzioni di gestione della memoria e dei thread, i malware possono eseguire <text:span text:style-name="Strong_20_Emphasis">iniezioni di codice</text:span> , <text:span text:style-name="Strong_20_Emphasis">scaricare payload</text:span> in memoria o <text:span text:style-name="Strong_20_Emphasis">modificare processi in esecuzione</text:span> .</text:p>
        </text:list-item>
      </text:list>
      <text:h text:style-name="Heading_20_3" text:outline-level="3">In sintesi:</text:h>
      <text:p text:style-name="Text_20_body"><text:span text:style-name="Strong_20_Emphasis">KERNEL32.dll</text:span> è una libreria cruciale per il funzionamento del sistema operativo Windows e viene sfruttata da malware per accedere a funzioni di sistema di basso livello come la gestione della memoria, dei processi, dell'I/O e della sincronizzazione. Se trovi <text:span text:style-name="Strong_20_Emphasis">KERNEL32.dll</text:span> in un'analisi di malware, è probabile che il malware stia utilizzando queste API per <text:span text:style-name="Strong_20_Emphasis">eseguire codice malevolo</text:span> , <text:span text:style-name="Strong_20_Emphasis">manipolare processi</text:span> , <text:span text:style-name="Strong_20_Emphasis">iniettare payload</text:span> o <text:span text:style-name="Strong_20_Emphasis">interagire con le risorse del sistema</text:span> in modo invisibile o non autorizzato.</text:p>
      <text:p text:style-name="P47"><text:span text:style-name="T1">La </text:span><text:span text:style-name="T12">librerie :</text:span><text:span text:style-name="Strong_20_Emphasis"><text:span text:style-name="T19">GDI32.dll</text:span></text:span></text:p>
      <text:p text:style-name="P48"><text:s text:c="4"/></text:p>
      <text:p text:style-name="P42"><text:span text:style-name="T18"/></text:p>
      <text:p text:style-name="P42"><text:span text:style-name="Strong_20_Emphasis"><text:span text:style-name="T19">GDI32.dll</text:span></text:span><text:span text:style-name="T18"> (Graphics Device Interface) </text:span><text:span text:style-name="T20">è una libreria di sistema di Windows che gestisce la grafica e il rendering di oggetti visivi, come la visualizzazione di immagini, testo e grafici sullo schermo o su dispositivi di output come stampanti. Viene normalmente utilizzato da applicazioni legittime per eseguire operazioni di disegno e visualizzazione, ma può essere sfruttata anche dai malware per scopi malevoli.</text:span></text:p>
      <text:h text:style-name="Heading_20_3" text:outline-level="3"><text:soft-page-break/>Caratteristiche principali di <text:span text:style-name="Strong_20_Emphasis">GDI32.dll</text:span> :</text:h>
      <text:list text:style-name="L20">
        <text:list-item>
          <text:p text:style-name="P49"><text:span text:style-name="Strong_20_Emphasis">Rendering grafico</text:span> :</text:p>
          <text:list>
            <text:list-item>
              <text:p text:style-name="P50">GDI32.dll fornisce API per il <text:span text:style-name="Strong_20_Emphasis">disegno di oggetti grafici</text:span> come linee, cerchi, rettangoli e poligoni. Queste API includono funzioni come <text:span text:style-name="Strong_20_Emphasis">LineTo</text:span> , <text:span text:style-name="Strong_20_Emphasis">Rectangle</text:span> , <text:span text:style-name="Strong_20_Emphasis">Ellipse</text:span> .</text:p>
            </text:list-item>
            <text:list-item>
              <text:p text:style-name="P50">Le applicazioni la utilizzano per visualizzare elementi grafici in finestre o dialoghi.</text:p>
            </text:list-item>
          </text:list>
        </text:list-item>
        <text:list-item>
          <text:p text:style-name="P49"><text:span text:style-name="Strong_20_Emphasis">Gestione del testo</text:span> :</text:p>
          <text:list>
            <text:list-item>
              <text:p text:style-name="P50">Include funzioni per <text:span text:style-name="Strong_20_Emphasis">visualizzare testo</text:span> sullo schermo o su altri dispositivi di output. Funzioni come <text:span text:style-name="Strong_20_Emphasis">TextOut</text:span> o <text:span text:style-name="Strong_20_Emphasis">DrawText</text:span> consentono di disegnare stringhe di testo in posizioni specifiche.</text:p>
            </text:list-item>
            <text:list-item>
              <text:p text:style-name="P50">Un malware potrebbe sfruttare queste funzioni per <text:span text:style-name="Strong_20_Emphasis">manipolare o alterare il testo visibile</text:span> in un'applicazione, ad esempio per nascondere informazioni importanti o alterare l'interfaccia utente.</text:p>
            </text:list-item>
          </text:list>
        </text:list-item>
        <text:list-item>
          <text:p text:style-name="P49"><text:span text:style-name="Strong_20_Emphasis">Gestione bitmap e immagini</text:span> :</text:p>
          <text:list>
            <text:list-item>
              <text:p text:style-name="P50">Le API di GDI32.dll supportano la manipolazione e il disegno di <text:span text:style-name="Strong_20_Emphasis">bitmap</text:span> , che sono immagini memorizzate in un formato specifico. Funzioni come <text:span text:style-name="Strong_20_Emphasis">CreateBitmap</text:span> , <text:span text:style-name="Strong_20_Emphasis">BitBlt</text:span> (per la copia di blocchi di pixel), e <text:span text:style-name="Strong_20_Emphasis">StretchBlt</text:span> (per il ridimensionamento delle immagini) sono comunemente utilizzate.</text:p>
            </text:list-item>
            <text:list-item>
              <text:p text:style-name="P50">I malware possono usare queste API per <text:span text:style-name="Strong_20_Emphasis">accedere a immagini</text:span> o <text:span text:style-name="Strong_20_Emphasis">catturare</text:span> , ottenendo potenzialmente informazioni sensibili visibili sul desktop dell'utente.</text:p>
            </text:list-item>
          </text:list>
        </text:list-item>
        <text:list-item>
          <text:p text:style-name="P49"><text:span text:style-name="Strong_20_Emphasis">Gestione delle risorse visive (font, pennelli, penne)</text:span> :</text:p>
          <text:list>
            <text:list-item>
              <text:p text:style-name="P50">GDI32.dll consente la gestione di oggetti come <text:span text:style-name="Strong_20_Emphasis">font</text:span> , <text:span text:style-name="Strong_20_Emphasis">pennelli</text:span> , <text:span text:style-name="Strong_20_Emphasis">penne</text:span> , e <text:span text:style-name="Strong_20_Emphasis">palette</text:span> . Questi strumenti sono utilizzati per definire stili di disegno (ad esempio, il tipo di font, il colore di una linea, il riempimento di una forma).</text:p>
            </text:list-item>
            <text:list-item>
              <text:p text:style-name="P50">Un malware potrebbe usare queste funzioni per <text:span text:style-name="Strong_20_Emphasis">alterare visivamente l'aspetto</text:span> di un'applicazione o per creare interfacce grafiche ingannevoli (es. finestre popup false).</text:p>
            </text:list-item>
          </text:list>
        </text:list-item>
        <text:list-item>
          <text:p text:style-name="P49"><text:span text:style-name="Strong_20_Emphasis">Interazione con il display e la stampa</text:span> :</text:p>
          <text:list>
            <text:list-item>
              <text:p text:style-name="P50">Le API consentono di inviare <text:span text:style-name="Strong_20_Emphasis">output grafici</text:span> a dispositivi diversi come <text:span text:style-name="Strong_20_Emphasis">monitor</text:span> o <text:span text:style-name="Strong_20_Emphasis">stampanti</text:span> . Ciò include la gestione del <text:span text:style-name="Strong_20_Emphasis">contesto del dispositivo</text:span> (device context, DC), che rappresenta un'interfaccia tra le applicazioni ei dispositivi fisici.</text:p>
            </text:list-item>
            <text:list-item>
              <text:p text:style-name="P49">Il malware potrebbe sfruttare queste funzioni per <text:span text:style-name="Strong_20_Emphasis">iniettare grafica</text:span> o <text:span text:style-name="Strong_20_Emphasis">modificare l'output visivo</text:span> , interferendo con le normali operazioni dell'utente.</text:p>
            </text:list-item>
          </text:list>
        </text:list-item>
      </text:list>
      <text:h text:style-name="Heading_20_3" text:outline-level="3">Utilizzo della parte del malware:</text:h>
      <text:list text:style-name="L21">
        <text:list-item>
          <text:p text:style-name="P51"><text:span text:style-name="Strong_20_Emphasis">Cattura dello schermo (screenshot)</text:span> :</text:p>
          <text:list>
            <text:list-item>
              <text:p text:style-name="P52">Un malware può sfruttare funzioni come <text:span text:style-name="Strong_20_Emphasis">BitBlt</text:span> per <text:span text:style-name="Strong_20_Emphasis">catturare</text:span> il desktop, ottenendo informazioni visibili all'utente, come credenziali, email o altre informazioni sensibili.</text:p>
            </text:list-item>
          </text:list>
        </text:list-item>
        <text:list-item>
          <text:p text:style-name="P51"><text:span text:style-name="Strong_20_Emphasis">Alterazione dell'interfaccia utente</text:span> :</text:p>
          <text:list>
            <text:list-item>
              <text:p text:style-name="P52">Manipolando le API di disegno del testo o delle immagini, un malware può <text:span text:style-name="Strong_20_Emphasis">modificare l'aspetto dell'interfaccia utente</text:span> , presentando dati falsi, nascondendo elementi o creando popup ingannevoli (es. finestre di phishing).</text:p>
            </text:list-item>
          </text:list>
        </text:list-item>
        <text:list-item>
          <text:p text:style-name="P51"><text:soft-page-break/><text:span text:style-name="Strong_20_Emphasis">Evasione o camuffamento</text:span> :</text:p>
          <text:list>
            <text:list-item>
              <text:p text:style-name="P52">I malware possono usare le funzioni di rendering grafico per creare finestre o grafici <text:span text:style-name="Strong_20_Emphasis">mimetizzati come applicazioni legittime</text:span> , inducendo l'utente a eseguire azioni non intenzionali (es. click su pulsanti malevoli).</text:p>
            </text:list-item>
          </text:list>
        </text:list-item>
        <text:list-item>
          <text:p text:style-name="P51"><text:span text:style-name="Strong_20_Emphasis">Raccolta di informazioni</text:span> :</text:p>
          <text:list>
            <text:list-item>
              <text:p text:style-name="P51">Utilizzando l'API GDI32.dll per <text:span text:style-name="Strong_20_Emphasis">catturare immagini</text:span> o contenuti</text:p>
            </text:list-item>
          </text:list>
        </text:list-item>
      </text:list>
      <text:h text:style-name="Heading_20_3" text:outline-level="3">In sintesi:</text:h>
      <text:p text:style-name="Text_20_body"><text:span text:style-name="Strong_20_Emphasis">GDI32.dll</text:span> è una libreria<text:span text:style-name="Strong_20_Emphasis">catturare schermate</text:span> , **alterare l<text:span text:style-name="Strong_20_Emphasis">alterare l'interfaccia utente</text:span> o **<text:span text:style-name="Strong_20_Emphasis">manipolare output visivi</text:span> con scopi ing<text:span text:style-name="Strong_20_Emphasis">spionaggio visivo</text:span>, <text:span text:style-name="Strong_20_Emphasis">camuffamento</text:span>o **phishing grafico<text:span text:style-name="Strong_20_Emphasis">phishing grafico</text:span> .</text:p>
      <text:p text:style-name="Text_20_body"><text:s text:c="4"/></text:p>
      <text:p text:style-name="Text_20_body"/>
      <text:p text:style-name="Text_20_body"/>
      <text:p text:style-name="P53"><text:span text:style-name="T21">La libreria:</text:span><text:span text:style-name="Strong_20_Emphasis"><text:span text:style-name="Source_20_Text"><text:span text:style-name="T22">USER32.dll</text:span></text:span></text:span><text:span text:style-name="T22"> </text:span></text:p>
      <text:p text:style-name="P54"/>
      <text:p text:style-name="P53"><text:span text:style-name="Source_20_Text"><text:span text:style-name="T23">USER32.dll</text:span></text:span><text:span text:style-name="T22"> <text:s/>è un componente fondamentale del sistema operativo Windows. Il suo scopo principale è gestire le funzionalità legate all'interfaccia utente (UI), come finestre, input da tastiera e mouse, messaggi e dialoghi</text:span>.</text:p>
      <text:p text:style-name="Text_20_body">Ecco un riepilogo delle sue funzioni principali:</text:p>
      <text:list text:style-name="L22">
        <text:list-item>
          <text:p text:style-name="P55"><text:span text:style-name="Strong_20_Emphasis">Gestione delle finestre</text:span>: <text:span text:style-name="Source_20_Text">USER32.dll</text:span> contiene funzioni per creare, distruggere e gestire finestre, controllando il loro aspetto e comportamento.</text:p>
          <text:list>
            <text:list-item>
              <text:p text:style-name="P56">Funzioni come <text:span text:style-name="Source_20_Text">CreateWindowEx</text:span>, <text:span text:style-name="Source_20_Text">ShowWindow</text:span>, <text:span text:style-name="Source_20_Text">DestroyWindow</text:span> gestiscono finestre grafiche, popup, ecc.</text:p>
            </text:list-item>
          </text:list>
        </text:list-item>
        <text:list-item>
          <text:p text:style-name="P55"><text:span text:style-name="Strong_20_Emphasis">Messaggistica</text:span>: La DLL gestisce il sistema di messaggistica di Windows. Quando interagisci con una finestra (ad esempio cliccando o digitando), questi eventi vengono inviati sotto forma di messaggi che vengono elaborati da <text:span text:style-name="Source_20_Text">USER32.dll</text:span>.</text:p>
          <text:list>
            <text:list-item>
              <text:p text:style-name="P56">Funzioni come <text:span text:style-name="Source_20_Text">SendMessage</text:span> e <text:span text:style-name="Source_20_Text">PostMessage</text:span> permettono di inviare messaggi tra finestre.</text:p>
            </text:list-item>
          </text:list>
        </text:list-item>
        <text:list-item>
          <text:p text:style-name="P55"><text:span text:style-name="Strong_20_Emphasis">Input dell'utente</text:span>: Gestisce l'input da tastiera e mouse, e le interazioni tra applicazioni e l'utente.</text:p>
          <text:list>
            <text:list-item>
              <text:p text:style-name="P56">Funzioni come <text:span text:style-name="Source_20_Text">GetAsyncKeyState</text:span> o <text:span text:style-name="Source_20_Text">GetCursorPos</text:span> permettono di ottenere informazioni sull'input.</text:p>
            </text:list-item>
          </text:list>
        </text:list-item>
        <text:list-item>
          <text:p text:style-name="P55"><text:span text:style-name="Strong_20_Emphasis">Interazione con altre librerie</text:span>: Si interfaccia con altre librerie di sistema come <text:span text:style-name="Source_20_Text">GDI32.dll</text:span> (che gestisce la grafica) e <text:span text:style-name="Source_20_Text">KERNEL32.dll</text:span> (che gestisce operazioni di base del sistema).</text:p>
        </text:list-item>
      </text:list>
      <text:h text:style-name="Heading_20_3" text:outline-level="3"><text:soft-page-break/><text:span text:style-name="Strong_20_Emphasis">Perché può essere usato in analisi malware?</text:span></text:h>
      <text:p text:style-name="Text_20_body">Essendo <text:span text:style-name="Source_20_Text">USER32.dll</text:span> così centrale per le operazioni legate all'interfaccia utente e alla gestione dei messaggi di sistema, viene spesso sfruttata dai malware per monitorare o manipolare l'interazione dell'utente con il sistema. Alcuni possibili usi da parte di malware includono:</text:p>
      <text:list text:style-name="L23">
        <text:list-item>
          <text:p text:style-name="P57"><text:span text:style-name="Strong_20_Emphasis">Keylogging</text:span>: Monitorare l'input della tastiera per rubare informazioni sensibili come password.</text:p>
        </text:list-item>
        <text:list-item>
          <text:p text:style-name="P57"><text:span text:style-name="Strong_20_Emphasis">Manipolazione delle finestre</text:span>: Intercettare messaggi di sistema per alterare il comportamento di finestre o popup.</text:p>
        </text:list-item>
        <text:list-item>
          <text:p text:style-name="P58"><text:span text:style-name="Strong_20_Emphasis">Hooking</text:span>: Alcuni malware inseriscono "hook" in <text:span text:style-name="Source_20_Text">USER32.dll</text:span> per monitorare eventi di sistema e modificare il comportamento di altre applicazioni.</text:p>
        </text:list-item>
      </text:list>
      <text:p text:style-name="Text_20_body">Se durante l'analisi di un malware noti riferimenti frequenti a <text:span text:style-name="Source_20_Text">USER32.dll</text:span>, potrebbe essere un indizio che il malware sta cercando di manipolare o monitorare l'interfaccia utente, l'input da tastiera o i messaggi tra le finestre.</text:p>
      <text:p text:style-name="P59"><text:s/></text:p>
      <text:p text:style-name="P42"><text:span text:style-name="T18"/></text:p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8:33:47.624000000</meta:creation-date>
    <dc:date>2024-10-21T10:56:57.639000000</dc:date>
    <meta:editing-duration>PT22M7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2" meta:paragraph-count="229" meta:word-count="3852" meta:character-count="25721" meta:non-whitespace-character-count="22170"/>
  </office:meta>
</office:document-meta>
</file>